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7"/>
    <style:style style:name="P65" style:family="paragraph" style:parent-style-name="Standard" style:list-style-name="L56">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4.6</text:p>
      <text:list xml:id="list4328396675808345389" text:style-name="L57">
        <text:list-item>
          <text:p text:style-name="P64">Adds AAV Version 2 file as a type that can be read (important when Do OCR check is enabled)</text:p>
        </text:list-item>
      </text:list>
      <text:p text:style-name="Standard"/>
      <text:p text:style-name="Standard">version 3.4.5</text:p>
      <text:list xml:id="list3209836818433050561" text:style-name="L1">
        <text:list-item>
          <text:p text:style-name="P9">Fixes block integration which was failing when more than 4 lightcurves were being processed.<text:line-break/></text:p>
        </text:list-item>
        <text:list-item>
          <text:p text:style-name="P9">Made use diff and Do OCR checkboxes sticky.<text:line-break/></text:p>
        </text:list-item>
      </text:list>
      <text:p text:style-name="Standard">version 3.4.4</text:p>
      <text:list xml:id="list1987986499965950392" text:style-name="L2">
        <text:list-item>
          <text:p text:style-name="P10">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3800799670134187091" text:style-name="L3">
        <text:list-item>
          <text:p text:style-name="P11">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9081588638001829544" text:style-name="L4">
        <text:list-item>
          <text:p text:style-name="P12">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95585781947251623" text:style-name="L5">
        <text:list-item>
          <text:p text:style-name="P13">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3">Added a checkbox to disable the automatic display of D and R frames from the video for OCR quality control checks. <text:s/>When there are no concerns about OCR <text:soft-page-break/>reliability (true for me nearly all the time), it can be annoying to have to close the frames all the time.<text:line-break/></text:p>
        </text:list-item>
        <text:list-item>
          <text:p text:style-name="P13">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5606011978724524658" text:style-name="L6">
        <text:list-item>
          <text:p text:style-name="P14">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2413705649528209740" text:style-name="L7">
        <text:list-item>
          <text:p text:style-name="P15">Automatically installs cv2 if not already present. <text:s/>This package is needed for the new frame view feature.<text:line-break/></text:p>
        </text:list-item>
      </text:list>
      <text:p text:style-name="Standard">version 3.3.8</text:p>
      <text:list xml:id="list6652874065800860377" text:style-name="L8">
        <text:list-item>
          <text:p text:style-name="P16">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805800259293937327" text:style-name="L9">
        <text:list-item>
          <text:p text:style-name="P17">A new button (View frame) with an associated spinner for entry of a frame number has been added:</text:p>
          <text:p text:style-name="P17"/>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text:soft-page-break/>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449345273252421415" text:style-name="L10">
        <text:list-item>
          <text:p text:style-name="P18">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84353343527821175" text:style-name="L11">
        <text:list-item>
          <text:p text:style-name="P19">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8290432109473211891" text:style-name="L12">
        <text:list-item>
          <text:p text:style-name="P20">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346333605863054513" text:style-name="L13">
        <text:list-item>
          <text:p text:style-name="P21">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text:soft-page-break/>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90040004428711712" text:style-name="L14">
        <text:list-item>
          <text:p text:style-name="P22">Changed main plot so that the scroll wheel only zooms the x axis.</text:p>
        </text:list-item>
        <text:list-item>
          <text:p text:style-name="P22">Changed lightcurve plot so that it conforms properly to 'start-of-exposure'.<text:line-break/></text:p>
        </text:list-item>
      </text:list>
      <text:p text:style-name="Standard">version 3.2.8</text:p>
      <text:list xml:id="list1534462861853564919" text:style-name="L15">
        <text:list-item>
          <text:p text:style-name="P23">Changed font size in help files --- it was fine for Mac but too big for Win10<text:line-break/></text:p>
        </text:list-item>
      </text:list>
      <text:p text:style-name="Standard">version 3.2.7</text:p>
      <text:list xml:id="list6655724654096175144" text:style-name="L16">
        <text:list-item>
          <text:p text:style-name="P24">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1446080331213127909" text:style-name="L17">
        <text:list-item>
          <text:p text:style-name="P25">This is a 'cosmetic' release --- there should be NO detectable differences from version 3.2.5 in terms of functionality.</text:p>
        </text:list-item>
        <text:list-item>
          <text:p text:style-name="P25">All python files were brought into compliance with PEP 8 coding standards. <text:s/>Only I care about that.</text:p>
        </text:list-item>
        <text:list-item>
          <text:p text:style-name="P25">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5">All this 'cosmetic' work is in preparation for working on PyOTE issues again.<text:line-break/> </text:p>
        </text:list-item>
      </text:list>
      <text:p text:style-name="Standard">version 3.2.5</text:p>
      <text:list xml:id="list7346558537395933092" text:style-name="L18">
        <text:list-item>
          <text:p text:style-name="P26">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350371302150102578" text:style-name="L19">
        <text:list-item>
          <text:p text:style-name="P27">Modified the test for newer version to accommodate the different strings returned by pip 18.1 and pip 19.0+</text:p>
        </text:list-item>
        <text:list-item>
          <text:p text:style-name="P27">Added ability to invoke PyOTE from PyMovie with an externally supplied csv file that is automatically opened.<text:line-break/></text:p>
        </text:list-item>
      </text:list>
      <text:p text:style-name="Standard">version 3.2.3</text:p>
      <text:list xml:id="list6335586284405429342" text:style-name="L20">
        <text:list-item>
          <text:p text:style-name="P28">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text:soft-page-break/>cosmetic only.<text:line-break/></text:p>
        </text:list-item>
        <text:list-item>
          <text:p text:style-name="P28">Added support for the PyMovie csv format<text:line-break/></text:p>
        </text:list-item>
      </text:list>
      <text:p text:style-name="Standard">version 3.2.1</text:p>
      <text:list xml:id="list1383072893220357834" text:style-name="L21">
        <text:list-item>
          <text:p text:style-name="P29">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2823613636559786797" text:style-name="L22">
        <text:list-item>
          <text:p text:style-name="P30">Changed GUI to better align text on min max edit boxes to avoid confusion.<text:line-break/></text:p>
        </text:list-item>
      </text:list>
      <text:p text:style-name="Standard">version 3.1.9</text:p>
      <text:list xml:id="list6917986217956854064" text:style-name="L23">
        <text:list-item>
          <text:p text:style-name="P31">Fixed a bug in the test for a min/max solution search being constrained by a too large min value.<text:line-break/></text:p>
        </text:list-item>
      </text:list>
      <text:p text:style-name="Standard">version 3.1.8</text:p>
      <text:list xml:id="list4239863667744244674" text:style-name="L24">
        <text:list-item>
          <text:p text:style-name="P32">version 3.1.7 was released without an updated version history. <text:s/>Here is what was changed in 3.1.7:<text:line-break/></text:p>
        </text:list-item>
        <text:list-item>
          <text:p text:style-name="P32">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8171865144895840257" text:style-name="L25">
        <text:list-item>
          <text:p text:style-name="P33">Values entered in the Manual Timestamp Entry dialog box are now 'sticky', thus making corrections easy to do without requiring re-entry of all data. </text:p>
          <text:p text:style-name="P33"><text:line-break/>Also trapped is the case where a user has entered a custom frame time but failed to click the radio button indicating that it is to be used.<text:line-break/></text:p>
        </text:list-item>
      </text:list>
      <text:p text:style-name="Standard">version 3.1.5:</text:p>
      <text:list xml:id="list839682397960957364" text:style-name="L26">
        <text:list-item>
          <text:p text:style-name="P34">Added additional tests of candidate solutions against a straight line so that there <text:s/><text:soft-page-break/>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057121875154291018" text:style-name="L27">
        <text:list-item>
          <text:p text:style-name="P35">Fixed error in new dropped reading detection logic when light curve was processed in field mode.<text:line-break/></text:p>
        </text:list-item>
        <text:list-item>
          <text:p text:style-name="P35">Cleaned up some language in tooltips.<text:line-break/></text:p>
        </text:list-item>
      </text:list>
      <text:p text:style-name="Standard">version 3.1.3:</text:p>
      <text:list xml:id="list8710612470073369483" text:style-name="L28">
        <text:list-item>
          <text:p text:style-name="P36">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36">Eliminated the 'entry num' column in the data matrix at the lower left of the GUI. The 'entry num' is unused and a possible source of confusion with the frame or field number for the unwary.<text:line-break/></text:p>
        </text:list-item>
        <text:list-item>
          <text:p text:style-name="P36">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9111368069603479671" text:style-name="L29">
        <text:list-item>
          <text:p text:style-name="P37">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5053764119177494649" text:style-name="L30">
        <text:list-item>
          <text:p text:style-name="P38">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text:soft-page-break/>again.<text:line-break/></text:p>
        </text:list-item>
        <text:list-item>
          <text:p text:style-name="P38">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38">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728080520322645376" text:style-name="L31">
        <text:list-item>
          <text:p text:style-name="P39">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2003204023281530881" text:style-name="L32">
        <text:list-item>
          <text:p text:style-name="P40">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5676052037903163641" text:style-name="L33">
        <text:list-item>
          <text:p text:style-name="P41">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405568903742271028" text:style-name="L34">
        <text:list-item>
          <text:p text:style-name="P42">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371349731731456534" text:style-name="L35">
        <text:list-item>
          <text:p text:style-name="P43">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3084527536280275631" text:style-name="L36">
        <text:list-item>
          <text:p text:style-name="P44">Disable the Accept integration button when user overrides an automatic block <text:soft-page-break/>analysis with a manual block selection followed by a click on the Block integrate button.<text:line-break/></text:p>
        </text:list-item>
      </text:list>
      <text:p text:style-name="Standard">version 2.1.4:</text:p>
      <text:list xml:id="list9026583853170285144" text:style-name="L37">
        <text:list-item>
          <text:p text:style-name="P45">Corrected a bug that kept manual selection of block integration from being performed after a refusal to accept the automatic block analysis results.<text:line-break/></text:p>
        </text:list-item>
      </text:list>
      <text:p text:style-name="Standard">version 2.1.3:</text:p>
      <text:list xml:id="list6701956199951311190" text:style-name="L38">
        <text:list-item>
          <text:p text:style-name="P46">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7556963130844825714" text:style-name="L39">
        <text:list-item>
          <text:p text:style-name="P47">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4602340852301665242" text:style-name="L40">
        <text:list-item>
          <text:p text:style-name="P48">Added progress bar tracking of block integration analysis because it can take an extended amount of time to complete the analysis when the light curve has many points.<text:line-break/></text:p>
        </text:list-item>
      </text:list>
      <text:p text:style-name="Standard">version 2.1.0</text:p>
      <text:list xml:id="list4522577826619153317" text:style-name="L41">
        <text:list-item>
          <text:p text:style-name="P49">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5954391464056687799" text:style-name="L42">
        <text:list-item>
          <text:p text:style-name="P50">Made the selection of Tooltip display 'sticky'</text:p>
        </text:list-item>
        <text:list-item>
          <text:p text:style-name="P50">Duration calculation when D and R span midnight now handled correctly</text:p>
        </text:list-item>
      </text:list>
      <text:p text:style-name="Standard"/>
      <text:p text:style-name="Standard">version 2.0.8</text:p>
      <text:list xml:id="list6192605887152631572" text:style-name="L43">
        <text:list-item>
          <text:p text:style-name="P51">toolTips changed to invoke and display in a custom dialog box that can be moved and resized to better accommodate legacy displays</text:p>
        </text:list-item>
        <text:list-item>
          <text:p text:style-name="P51">Calc flash timing calculation fixed to properly deal with the non-integer frame numbers that can result from field processed csv files</text:p>
        </text:list-item>
        <text:list-item>
          <text:p text:style-name="P51">Flash timing has been verified to work with integrated light curves</text:p>
        </text:list-item>
        <text:list-item>
          <text:p text:style-name="P51">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text:soft-page-break/>phones (Eric Couto's Occult Flash) rather than VTI timestamped files</text:p>
      <text:p text:style-name="P5"/>
      <text:list xml:id="list6186094483359401804" text:style-name="L44">
        <text:list-item>
          <text:p text:style-name="P52">Adds a button to calculate the edge position of an LED timing flash.</text:p>
        </text:list-item>
        <text:list-item>
          <text:p text:style-name="P52">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52">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52">Adds a checkbox to force manual entry of timestamp info. <text:s/>This is useful when OCR on a VTI timed light curve has catastrophic errors. <text:s/>It is always employed when using LED flash timing.</text:p>
        </text:list-item>
      </text:list>
      <text:list xml:id="list5049111635937680365" text:style-name="L45">
        <text:list-item>
          <text:p text:style-name="P53">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5786300138634834206" text:style-name="L46">
        <text:list-item>
          <text:p text:style-name="P54">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1645300667067144958" text:style-name="L47">
        <text:list-item>
          <text:p text:style-name="P55">files generated by pyote now contain PYOTE in the filename.<text:line-break/></text:p>
        </text:list-item>
        <text:list-item>
          <text:p text:style-name="P55">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71721508856119119" text:style-name="L48">
        <text:list-item>
          <text:p text:style-name="P56">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128573346916162629" text:style-name="L49">
        <text:list-item>
          <text:p text:style-name="P57">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47601401309713737" text:style-name="L50">
        <text:list-item>
          <text:p text:style-name="P58">Note: this version has many significant changes. <text:s/>If you lose confidence in this version, remember that you can always go back to version 1.47 by typing ---<text:line-break/><text:soft-page-break/><text:line-break/><text:tab/>pip install pyote==1.47<text:line-break/><text:line-break/>in an Anaconda console. (Be sure to use double == signs in the command.)<text:line-break/></text:p>
        </text:list-item>
      </text:list>
      <text:list xml:id="list3289494617630228761" text:style-name="L51">
        <text:list-item>
          <text:p text:style-name="P59">improved handling of D and R region selection so that one cannot enter an invalid configuration --- automatic corrections/changes are applied.<text:line-break/></text:p>
        </text:list-item>
        <text:list-item>
          <text:p text:style-name="P59">incorporates a new 'solver' that no longer requires an initial estimation of baseline noise. <text:s/>This 'solver' is also much faster. <text:s/>With this 'solver', the two-pass modification added in version 1.46 is no longer needed.<text:line-break/></text:p>
        </text:list-item>
        <text:list-item>
          <text:p text:style-name="P59">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763141851836927275" text:style-name="L52">
        <text:list-item>
          <text:p text:style-name="P60">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6229744884657952928" text:style-name="L53">
        <text:list-item>
          <text:p text:style-name="P61">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61">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172635999869023440" text:style-name="L54">
        <text:list-item>
          <text:p text:style-name="P62">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1013040698968940787" text:style-name="L55">
        <text:list-item>
          <text:p text:style-name="P63"><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63">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63">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63">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6996896139211797917" text:style-name="L56">
        <text:list-item>
          <text:p text:style-name="P65">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4-07T09:00:46</dc:date>
    <meta:editing-cycles>85</meta:editing-cycles>
    <meta:editing-duration>PT20H20M9S</meta:editing-duration>
    <meta:document-statistic meta:table-count="0" meta:image-count="2" meta:object-count="0" meta:page-count="12" meta:paragraph-count="167" meta:word-count="4866" meta:character-count="28356"/>
    <meta:template xlink:type="simple" xlink:actuate="onRequest" xlink:title="" xlink:href="Normal"/>
  </office:meta>
</office:document-meta>
</file>